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enari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Problema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%Sucesso</text:p>
          </table:table-cell>
          <table:table-cell/>
        </table:table-row>
        <table:table-row table:style-name="ro1">
          <table:table-cell office:value-type="string" calcext:value-type="string">
            <text:p>1:Hom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2:.C2])" office:value-type="float" office:value="8" calcext:value-type="float">
            <text:p>8</text:p>
          </table:table-cell>
          <table:table-cell table:formula="of:=[.B2]/[.D2]" office:value-type="percentage" office:value="1" calcext:value-type="percentage">
            <text:p>100,00%</text:p>
          </table:table-cell>
          <table:table-cell table:formula="of:=IF([.C2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:Ocorrencia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:.C3])" office:value-type="float" office:value="9" calcext:value-type="float">
            <text:p>9</text:p>
          </table:table-cell>
          <table:table-cell table:formula="of:=[.B3]/[.D3]" office:value-type="percentage" office:value="1" calcext:value-type="percentage">
            <text:p>100,00%</text:p>
          </table:table-cell>
          <table:table-cell table:formula="of:=IF([.C3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:Monitoramento-Sensor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4:.C4])" office:value-type="float" office:value="6" calcext:value-type="float">
            <text:p>6</text:p>
          </table:table-cell>
          <table:table-cell table:formula="of:=[.B4]/[.D4]" office:value-type="percentage" office:value="1" calcext:value-type="percentage">
            <text:p>100,00%</text:p>
          </table:table-cell>
          <table:table-cell table:formula="of:=IF([.C4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:Monitoramento – Tempo Re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5:.C5])" office:value-type="float" office:value="11" calcext:value-type="float">
            <text:p>11</text:p>
          </table:table-cell>
          <table:table-cell table:formula="of:=[.B5]/[.D5]" office:value-type="percentage" office:value="1" calcext:value-type="percentage">
            <text:p>100,00%</text:p>
          </table:table-cell>
          <table:table-cell table:formula="of:=IF([.C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5:Monitoramento – Sil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6:.C6])" office:value-type="float" office:value="6" calcext:value-type="float">
            <text:p>6</text:p>
          </table:table-cell>
          <table:table-cell table:formula="of:=[.B6]/[.D6]" office:value-type="percentage" office:value="1" calcext:value-type="percentage">
            <text:p>100,00%</text:p>
          </table:table-cell>
          <table:table-cell table:formula="of:=IF([.C6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6:Monitoramento – Copilo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7:.C7])" office:value-type="float" office:value="5" calcext:value-type="float">
            <text:p>5</text:p>
          </table:table-cell>
          <table:table-cell table:formula="of:=[.B7]/[.D7]" office:value-type="percentage" office:value="0.6" calcext:value-type="percentage">
            <text:p>60,00%</text:p>
          </table:table-cell>
          <table:table-cell table:formula="of:=IF([.C7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7:Monitoramento – Doenç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8:.C8])" office:value-type="float" office:value="5" calcext:value-type="float">
            <text:p>5</text:p>
          </table:table-cell>
          <table:table-cell table:formula="of:=[.B8]/[.D8]" office:value-type="percentage" office:value="1" calcext:value-type="percentage">
            <text:p>100,00%</text:p>
          </table:table-cell>
          <table:table-cell table:formula="of:=IF([.C8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8:Monitoramento – Controle de Acess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9:.C9])" office:value-type="float" office:value="4" calcext:value-type="float">
            <text:p>4</text:p>
          </table:table-cell>
          <table:table-cell table:formula="of:=[.B9]/[.D9]" office:value-type="percentage" office:value="1" calcext:value-type="percentage">
            <text:p>100,00%</text:p>
          </table:table-cell>
          <table:table-cell table:formula="of:=IF([.C9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9:Rank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10:.C10])" office:value-type="float" office:value="5" calcext:value-type="float">
            <text:p>5</text:p>
          </table:table-cell>
          <table:table-cell table:formula="of:=[.B10]/[.D10]" office:value-type="percentage" office:value="0.8" calcext:value-type="percentage">
            <text:p>80,00%</text:p>
          </table:table-cell>
          <table:table-cell table:formula="of:=IF([.C10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0:Analise – Comparat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11:.C11])" office:value-type="float" office:value="5" calcext:value-type="float">
            <text:p>5</text:p>
          </table:table-cell>
          <table:table-cell table:formula="of:=[.B11]/[.D11]" office:value-type="percentage" office:value="0.8" calcext:value-type="percentage">
            <text:p>80,00%</text:p>
          </table:table-cell>
          <table:table-cell table:formula="of:=IF([.C11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1:Analise – Predicao de Pe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B12:.C12])" office:value-type="float" office:value="6" calcext:value-type="float">
            <text:p>6</text:p>
          </table:table-cell>
          <table:table-cell table:formula="of:=[.B12]/[.D12]" office:value-type="percentage" office:value="0.833333333333333" calcext:value-type="percentage">
            <text:p>83,33%</text:p>
          </table:table-cell>
          <table:table-cell table:formula="of:=IF([.C12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2:Analise – Predicao de Pes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13:.C13])" office:value-type="float" office:value="10" calcext:value-type="float">
            <text:p>10</text:p>
          </table:table-cell>
          <table:table-cell table:formula="of:=[.B13]/[.D13]" office:value-type="percentage" office:value="0.7" calcext:value-type="percentage">
            <text:p>70,00%</text:p>
          </table:table-cell>
          <table:table-cell table:formula="of:=IF([.C13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3:Solicitaco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B14:.C14])" office:value-type="float" office:value="6" calcext:value-type="float">
            <text:p>6</text:p>
          </table:table-cell>
          <table:table-cell table:formula="of:=[.B14]/[.D14]" office:value-type="percentage" office:value="0.833333333333333" calcext:value-type="percentage">
            <text:p>83,33%</text:p>
          </table:table-cell>
          <table:table-cell table:formula="of:=IF([.C14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4:Relatorio – Acompanhamento Diári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5:.C15])" office:value-type="float" office:value="7" calcext:value-type="float">
            <text:p>7</text:p>
          </table:table-cell>
          <table:table-cell table:formula="of:=[.B15]/[.D15]" office:value-type="percentage" office:value="1" calcext:value-type="percentage">
            <text:p>100,00%</text:p>
          </table:table-cell>
          <table:table-cell table:formula="of:=IF([.C1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5:Configuracoes – Detalh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6:.C16])" office:value-type="float" office:value="6" calcext:value-type="float">
            <text:p>6</text:p>
          </table:table-cell>
          <table:table-cell table:formula="of:=[.B16]/[.D16]" office:value-type="percentage" office:value="1" calcext:value-type="percentage">
            <text:p>100,00%</text:p>
          </table:table-cell>
          <table:table-cell table:formula="of:=IF([.C16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6:Configuracoes – Atribuica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17:.C17])" office:value-type="float" office:value="5" calcext:value-type="float">
            <text:p>5</text:p>
          </table:table-cell>
          <table:table-cell table:formula="of:=[.B17]/[.D17]" office:value-type="percentage" office:value="1" calcext:value-type="percentage">
            <text:p>100,00%</text:p>
          </table:table-cell>
          <table:table-cell table:formula="of:=IF([.C17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7:Configuracoes – Tag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8:.C18])" office:value-type="float" office:value="7" calcext:value-type="float">
            <text:p>7</text:p>
          </table:table-cell>
          <table:table-cell table:formula="of:=[.B18]/[.D18]" office:value-type="percentage" office:value="1" calcext:value-type="percentage">
            <text:p>100,00%</text:p>
          </table:table-cell>
          <table:table-cell table:formula="of:=IF([.C18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8:Configuracoes – Setor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9:.C19])" office:value-type="float" office:value="7" calcext:value-type="float">
            <text:p>7</text:p>
          </table:table-cell>
          <table:table-cell table:formula="of:=[.B19]/[.D19]" office:value-type="percentage" office:value="1" calcext:value-type="percentage">
            <text:p>100,00%</text:p>
          </table:table-cell>
          <table:table-cell table:formula="of:=IF([.C19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9:Configuracoes – Periodo de Contagi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20:.C20])" office:value-type="float" office:value="5" calcext:value-type="float">
            <text:p>5</text:p>
          </table:table-cell>
          <table:table-cell table:formula="of:=[.B20]/[.D20]" office:value-type="percentage" office:value="1" calcext:value-type="percentage">
            <text:p>100,00%</text:p>
          </table:table-cell>
          <table:table-cell table:formula="of:=IF([.C20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0:Perfil – Produtor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1:.C21])" office:value-type="float" office:value="6" calcext:value-type="float">
            <text:p>6</text:p>
          </table:table-cell>
          <table:table-cell table:formula="of:=[.B21]/[.D21]" office:value-type="percentage" office:value="1" calcext:value-type="percentage">
            <text:p>100,00%</text:p>
          </table:table-cell>
          <table:table-cell table:formula="of:=IF([.C21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1:Perfil – Consultor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22:.C22])" office:value-type="float" office:value="5" calcext:value-type="float">
            <text:p>5</text:p>
          </table:table-cell>
          <table:table-cell table:formula="of:=[.B22]/[.D22]" office:value-type="percentage" office:value="1" calcext:value-type="percentage">
            <text:p>100,00%</text:p>
          </table:table-cell>
          <table:table-cell table:formula="of:=IF([.C22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2:Perfil do Consultor – Dashboa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23:.C23])" office:value-type="float" office:value="5" calcext:value-type="float">
            <text:p>5</text:p>
          </table:table-cell>
          <table:table-cell table:formula="of:=[.B23]/[.D23]" office:value-type="percentage" office:value="1" calcext:value-type="percentage">
            <text:p>100,00%</text:p>
          </table:table-cell>
          <table:table-cell table:formula="of:=IF([.C23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3:Perfil do Consultor – Agend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24:.C24])" office:value-type="float" office:value="7" calcext:value-type="float">
            <text:p>7</text:p>
          </table:table-cell>
          <table:table-cell table:formula="of:=[.B24]/[.D24]" office:value-type="percentage" office:value="1" calcext:value-type="percentage">
            <text:p>100,00%</text:p>
          </table:table-cell>
          <table:table-cell table:formula="of:=IF([.C24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4:Perfil do Consultor – Relator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5:.C25])" office:value-type="float" office:value="6" calcext:value-type="float">
            <text:p>6</text:p>
          </table:table-cell>
          <table:table-cell table:formula="of:=[.B25]/[.D25]" office:value-type="percentage" office:value="1" calcext:value-type="percentage">
            <text:p>100,00%</text:p>
          </table:table-cell>
          <table:table-cell table:formula="of:=IF([.C2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5:Perfil do Consultor – Copilo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26:.C26])" office:value-type="float" office:value="6" calcext:value-type="float">
            <text:p>6</text:p>
          </table:table-cell>
          <table:table-cell table:formula="of:=[.B26]/[.D26]" office:value-type="percentage" office:value="0.166666666666667" calcext:value-type="percentage">
            <text:p>16,67%</text:p>
          </table:table-cell>
          <table:table-cell table:formula="of:=IF([.C26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26:Perfil do Produtor – Linha do Temp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7:.C27])" office:value-type="float" office:value="6" calcext:value-type="float">
            <text:p>6</text:p>
          </table:table-cell>
          <table:table-cell table:formula="of:=[.B27]/[.D27]" office:value-type="percentage" office:value="1" calcext:value-type="percentage">
            <text:p>100,00%</text:p>
          </table:table-cell>
          <table:table-cell table:formula="of:=IF([.C27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7:Perfil do Produtor – Anali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28:.C28])" office:value-type="float" office:value="7" calcext:value-type="float">
            <text:p>7</text:p>
          </table:table-cell>
          <table:table-cell table:formula="of:=[.B28]/[.D28]" office:value-type="percentage" office:value="0.571428571428571" calcext:value-type="percentage">
            <text:p>57,14%</text:p>
          </table:table-cell>
          <table:table-cell table:formula="of:=IF([.C28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28:Perfil do Produtor – Resumo Diari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9:.C29])" office:value-type="float" office:value="6" calcext:value-type="float">
            <text:p>6</text:p>
          </table:table-cell>
          <table:table-cell table:formula="of:=[.B29]/[.D29]" office:value-type="percentage" office:value="0.5" calcext:value-type="percentage">
            <text:p>50,00%</text:p>
          </table:table-cell>
          <table:table-cell table:formula="of:=IF([.C29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29:Perfil do Produtor – Copiloto – Monitorament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30:.C30])" office:value-type="float" office:value="5" calcext:value-type="float">
            <text:p>5</text:p>
          </table:table-cell>
          <table:table-cell table:formula="of:=[.B30]/[.D30]" office:value-type="percentage" office:value="1" calcext:value-type="percentage">
            <text:p>100,00%</text:p>
          </table:table-cell>
          <table:table-cell table:formula="of:=IF([.C30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0:Perfil do Produtor – Copiloto – Recomendaco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31:.C31])" office:value-type="float" office:value="5" calcext:value-type="float">
            <text:p>5</text:p>
          </table:table-cell>
          <table:table-cell table:formula="of:=[.B31]/[.D31]" office:value-type="percentage" office:value="1" calcext:value-type="percentage">
            <text:p>100,00%</text:p>
          </table:table-cell>
          <table:table-cell table:formula="of:=IF([.C31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1:Perfil do Produtor – Doenç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32:.C32])" office:value-type="float" office:value="5" calcext:value-type="float">
            <text:p>5</text:p>
          </table:table-cell>
          <table:table-cell table:formula="of:=[.B32]/[.D32]" office:value-type="percentage" office:value="1" calcext:value-type="percentage">
            <text:p>100,00%</text:p>
          </table:table-cell>
          <table:table-cell table:formula="of:=IF([.C32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2:FAQ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3:.C33])" office:value-type="float" office:value="6" calcext:value-type="float">
            <text:p>6</text:p>
          </table:table-cell>
          <table:table-cell table:formula="of:=[.B33]/[.D33]" office:value-type="percentage" office:value="1" calcext:value-type="percentage">
            <text:p>100,00%</text:p>
          </table:table-cell>
          <table:table-cell table:formula="of:=IF([.C33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3:Conexoes/Avicultu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34:.C34])" office:value-type="float" office:value="6" calcext:value-type="float">
            <text:p>6</text:p>
          </table:table-cell>
          <table:table-cell table:formula="of:=[.B34]/[.D34]" office:value-type="percentage" office:value="0.166666666666667" calcext:value-type="percentage">
            <text:p>16,67%</text:p>
          </table:table-cell>
          <table:table-cell table:formula="of:=IF([.C34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34:Cadastro de Novos Usuarios na Plataform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5:.C35])" office:value-type="float" office:value="6" calcext:value-type="float">
            <text:p>6</text:p>
          </table:table-cell>
          <table:table-cell table:formula="of:=[.B35]/[.D35]" office:value-type="percentage" office:value="1" calcext:value-type="percentage">
            <text:p>100,00%</text:p>
          </table:table-cell>
          <table:table-cell table:formula="of:=IF([.C3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5:Convite a Novos Membros de Equipe da Organizaca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36:.C36])" office:value-type="float" office:value="7" calcext:value-type="float">
            <text:p>7</text:p>
          </table:table-cell>
          <table:table-cell table:formula="of:=[.B36]/[.D36]" office:value-type="percentage" office:value="1" calcext:value-type="percentage">
            <text:p>100,00%</text:p>
          </table:table-cell>
          <table:table-cell table:formula="of:=IF([.C36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6:Convite a Novos Produtores da Organizaca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37:.C37])" office:value-type="float" office:value="7" calcext:value-type="float">
            <text:p>7</text:p>
          </table:table-cell>
          <table:table-cell table:formula="of:=[.B37]/[.D37]" office:value-type="percentage" office:value="0.714285714285714" calcext:value-type="percentage">
            <text:p>71,43%</text:p>
          </table:table-cell>
          <table:table-cell table:formula="of:=IF([.C37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37:Atribuicao de Permissoes e Perfis de Usuario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38:.C38])" office:value-type="float" office:value="8" calcext:value-type="float">
            <text:p>8</text:p>
          </table:table-cell>
          <table:table-cell table:formula="of:=[.B38]/[.D38]" office:value-type="percentage" office:value="1" calcext:value-type="percentage">
            <text:p>100,00%</text:p>
          </table:table-cell>
          <table:table-cell table:formula="of:=IF([.C38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9])" office:value-type="float" office:value="205" calcext:value-type="float">
            <text:p>205</text:p>
          </table:table-cell>
          <table:table-cell table:formula="of:=SUM([.C2:.C39])" office:value-type="float" office:value="27" calcext:value-type="float">
            <text:p>27</text:p>
          </table:table-cell>
          <table:table-cell table:formula="of:=SUM([.D2:.D39])" office:value-type="float" office:value="232" calcext:value-type="float">
            <text:p>232</text:p>
          </table:table-cell>
          <table:table-cell table:formula="of:=[.B40]/[.D40]" office:value-type="percentage" office:value="0.883620689655172" calcext:value-type="percentage">
            <text:p>88,36%</text:p>
          </table:table-cell>
          <table:table-cell/>
        </table:table-row>
        <table:table-row table:style-name="ro1">
          <table:table-cell table:number-columns-repeated="4"/>
          <table:table-cell table:formula="of:=1-[.E40]" office:value-type="percentage" office:value="0.116379310344828" calcext:value-type="percentage">
            <text:p>11,64%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Analise das Etapa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Etapas</text:p>
          </table:table-cell>
          <table:table-cell table:formula="of:=COUNTA([.B2:.B38])" office:value-type="float" office:value="37" calcext:value-type="float">
            <text:p>37</text:p>
          </table:table-cell>
          <table:table-cell table:style-name="ce1" table:formula="of:=[.B45]/[.$B$45]" office:value-type="percentage" office:value="1" calcext:value-type="percentage">
            <text:p>100,00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Sucesso</text:p>
          </table:table-cell>
          <table:table-cell table:formula="of:=COUNTIF([.F2:.F38];&quot;OK&quot;)" office:value-type="float" office:value="26" calcext:value-type="float">
            <text:p>26</text:p>
          </table:table-cell>
          <table:table-cell table:style-name="ce1" table:formula="of:=[.B46]/[.$B$45]" office:value-type="percentage" office:value="0.702702702702703" calcext:value-type="percentage">
            <text:p>70,27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Falhas</text:p>
          </table:table-cell>
          <table:table-cell table:formula="of:=[.B45]-[.B46]" office:value-type="float" office:value="11" calcext:value-type="float">
            <text:p>11</text:p>
          </table:table-cell>
          <table:table-cell table:style-name="ce1" table:formula="of:=[.B47]/[.$B$45]" office:value-type="percentage" office:value="0.297297297297297" calcext:value-type="percentage">
            <text:p>29,73%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Analise dos Passo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assos</text:p>
          </table:table-cell>
          <table:table-cell table:formula="of:=[.D40]" office:value-type="float" office:value="232" calcext:value-type="float">
            <text:p>232</text:p>
          </table:table-cell>
          <table:table-cell table:style-name="ce1" table:formula="of:=[.B50]/[.$B$50]" office:value-type="percentage" office:value="1" calcext:value-type="percentage">
            <text:p>100,00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Sucesso</text:p>
          </table:table-cell>
          <table:table-cell table:formula="of:=[.B40]" office:value-type="float" office:value="205" calcext:value-type="float">
            <text:p>205</text:p>
          </table:table-cell>
          <table:table-cell table:style-name="ce1" table:formula="of:=[.B51]/[.$B$50]" office:value-type="percentage" office:value="0.883620689655172" calcext:value-type="percentage">
            <text:p>88,36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Falhas</text:p>
          </table:table-cell>
          <table:table-cell table:formula="of:=[.C40]" office:value-type="float" office:value="27" calcext:value-type="float">
            <text:p>27</text:p>
          </table:table-cell>
          <table:table-cell table:style-name="ce1" table:formula="of:=[.B52]/[.$B$50]" office:value-type="percentage" office:value="0.116379310344828" calcext:value-type="percentage">
            <text:p>11,64%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uno Conter</meta:initial-creator>
    <meta:creation-date>2025-11-21T08:38:11.263477503</meta:creation-date>
    <dc:date>2025-11-21T09:44:18.058327276</dc:date>
    <dc:creator>Bruno Conter</dc:creator>
    <meta:editing-duration>PT5M9S</meta:editing-duration>
    <meta:editing-cycles>1</meta:editing-cycles>
    <meta:document-statistic meta:table-count="1" meta:cell-count="253" meta:object-count="0"/>
    <meta:generator>LibreOffice/25.8.3.2$Linux_X86_64 LibreOffice_project/580$Build-2</meta:generator>
  </office:meta>
</office:document-meta>
</file>